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5.98mm"/>
    </style:style>
    <style:style style:name="co16" style:family="table-column">
      <style:table-column-properties fo:break-before="auto" style:column-width="34.82mm"/>
    </style:style>
    <style:style style:name="co17" style:family="table-column">
      <style:table-column-properties fo:break-before="auto" style:column-width="8.36mm"/>
    </style:style>
    <style:style style:name="co18" style:family="table-column">
      <style:table-column-properties fo:break-before="auto" style:column-width="28.91mm"/>
    </style:style>
    <style:style style:name="co19" style:family="table-column">
      <style:table-column-properties fo:break-before="auto" style:column-width="30.18mm"/>
    </style:style>
    <style:style style:name="co20" style:family="table-column">
      <style:table-column-properties fo:break-before="auto" style:column-width="22.68mm"/>
    </style:style>
    <style:style style:name="co21" style:family="table-column">
      <style:table-column-properties fo:break-before="auto" style:column-width="24.57mm"/>
    </style:style>
    <style:style style:name="co22" style:family="table-column">
      <style:table-column-properties fo:break-before="auto" style:column-width="17.53mm"/>
    </style:style>
    <style:style style:name="co23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8.94mm" fo:break-before="auto" style:use-optimal-row-height="false"/>
    </style:style>
    <style:style style:name="ro10" style:family="table-row">
      <style:table-row-properties style:row-height="18.26mm" fo:break-before="auto" style:use-optimal-row-height="true"/>
    </style:style>
    <style:style style:name="ro11" style:family="table-row">
      <style:table-row-properties style:row-height="10mm" fo:break-before="auto" style:use-optimal-row-height="true"/>
    </style:style>
    <style:style style:name="ro12" style:family="table-row">
      <style:table-row-properties style:row-height="5.57mm" fo:break-before="auto" style:use-optimal-row-height="true"/>
    </style:style>
    <style:style style:name="ro13" style:family="table-row">
      <style:table-row-properties style:row-height="6mm" fo:break-before="auto" style:use-optimal-row-height="true"/>
    </style:style>
    <style:style style:name="ro14" style:family="table-row">
      <style:table-row-properties style:row-height="6.83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2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25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0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4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+[.H21]" office:value-type="float" office:value="9199.72994414842" calcext:value-type="float">
            <text:p><text:s/>9 199,73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 table:formula="of:=[.H7]*stopa1/12" office:value-type="float" office:value="61.3315329609895" calcext:value-type="float">
            <text:p><text:s/>61,33 zł </text:p>
          </table:table-cell>
          <table:table-cell table:style-name="ce34" table:formula="of:=[.H7]+[.G8]+[.$H$21]" office:value-type="float" office:value="8460.79142125783" calcext:value-type="float">
            <text:p><text:s/>8 460,79 zł </text:p>
          </table:table-cell>
          <table:table-cell table:number-columns-repeated="101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56.4052761417189" calcext:value-type="float">
            <text:p><text:s/>56,41 zł </text:p>
          </table:table-cell>
          <table:table-cell table:style-name="ce34" table:formula="of:=[.H8]+[.G9]+[.$H$21]" office:value-type="float" office:value="7716.92664154797" calcext:value-type="float">
            <text:p><text:s/>7 716,93 zł </text:p>
          </table:table-cell>
          <table:table-cell table:number-columns-repeated="1016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1.4461776103198" calcext:value-type="float">
            <text:p><text:s/>51,45 zł </text:p>
          </table:table-cell>
          <table:table-cell table:style-name="ce34" table:formula="of:=[.H9]+[.G10]+[.$H$21]" office:value-type="float" office:value="6968.10276330671" calcext:value-type="float">
            <text:p><text:s/>6 968,10 zł </text:p>
          </table:table-cell>
          <table:table-cell table:number-columns-repeated="101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46.4540184220447" calcext:value-type="float">
            <text:p><text:s/>46,45 zł </text:p>
          </table:table-cell>
          <table:table-cell table:style-name="ce34" table:formula="of:=[.H10]+[.G11]+[.$H$21]" office:value-type="float" office:value="6214.28672587718" calcext:value-type="float">
            <text:p><text:s/>6 214,29 zł </text:p>
          </table:table-cell>
          <table:table-cell table:number-columns-repeated="101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1.4285781725145" calcext:value-type="float">
            <text:p><text:s/>41,43 zł </text:p>
          </table:table-cell>
          <table:table-cell table:style-name="ce34" table:formula="of:=[.H11]+[.G12]+[.$H$21]" office:value-type="float" office:value="5455.44524819811" calcext:value-type="float">
            <text:p><text:s/>5 455,45 zł </text:p>
          </table:table-cell>
          <table:table-cell table:number-columns-repeated="101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6.3696349879874" calcext:value-type="float">
            <text:p><text:s/>36,37 zł </text:p>
          </table:table-cell>
          <table:table-cell table:style-name="ce34" table:formula="of:=[.H12]+[.G13]+[.$H$21]" office:value-type="float" office:value="4691.54482733452" calcext:value-type="float">
            <text:p><text:s/>4 691,54 zł </text:p>
          </table:table-cell>
          <table:table-cell table:number-columns-repeated="101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1.2769655155634" calcext:value-type="float">
            <text:p><text:s/>31,28 zł </text:p>
          </table:table-cell>
          <table:table-cell table:style-name="ce34" table:formula="of:=[.H13]+[.G14]+[.$H$21]" office:value-type="float" office:value="3922.5517369985" calcext:value-type="float">
            <text:p><text:s/>3 922,55 zł </text:p>
          </table:table-cell>
          <table:table-cell table:number-columns-repeated="101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6.1503449133233" calcext:value-type="float">
            <text:p><text:s/>26,15 zł </text:p>
          </table:table-cell>
          <table:table-cell table:style-name="ce34" table:formula="of:=[.H14]+[.G15]+[.$H$21]" office:value-type="float" office:value="3148.43202606024" calcext:value-type="float">
            <text:p><text:s/>3 148,43 zł </text:p>
          </table:table-cell>
          <table:table-cell table:number-columns-repeated="101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0.9895468404016" calcext:value-type="float">
            <text:p><text:s/>20,99 zł </text:p>
          </table:table-cell>
          <table:table-cell table:style-name="ce34" table:formula="of:=[.H15]+[.G16]+[.$H$21]" office:value-type="float" office:value="2369.15151704907" calcext:value-type="float">
            <text:p><text:s/>2 369,15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5.7943434469938" calcext:value-type="float">
            <text:p><text:s/>15,79 zł </text:p>
          </table:table-cell>
          <table:table-cell table:style-name="ce34" table:formula="of:=[.H16]+[.G17]+[.$H$21]" office:value-type="float" office:value="1584.67580464448" calcext:value-type="float">
            <text:p><text:s/>1 584,68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0.5645053642965" calcext:value-type="float">
            <text:p><text:s/>10,56 zł </text:p>
          </table:table-cell>
          <table:table-cell table:style-name="ce34" table:formula="of:=[.H17]+[.G18]+[.$H$21]" office:value-type="float" office:value="794.970254157198" calcext:value-type="float">
            <text:p><text:s/>794,97 zł </text:p>
          </table:table-cell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 table:formula="of:=[.H18]*stopa1/12" office:value-type="float" office:value="5.29980169438132" calcext:value-type="float">
            <text:p><text:s/>5,30 zł </text:p>
          </table:table-cell>
          <table:table-cell table:style-name="ce34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/>
          <table:table-cell table:style-name="ce26" table:formula="of:=SUM([.G8:.G19])" office:value-type="float" office:value="403.510726070535" calcext:value-type="float">
            <text:p>403,510726070535</text:p>
          </table:table-cell>
          <table:table-cell table:style-name="ce26"/>
          <table:table-cell table:number-columns-repeated="1016"/>
        </table:table-row>
        <table:table-row table:style-name="ro4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3;kredyt1;koniec1;1)" office:value-type="currency" office:currency="PLN" office:value="-800.27005585158" calcext:value-type="currency">
            <text:p>-800,27 zł</text:p>
          </table:table-cell>
          <table:table-cell table:number-columns-repeated="1016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ce1"/>
        <table:table-column table:style-name="co15" table:number-columns-repeated="11" table:default-cell-style-name="ce1"/>
        <table:table-column table:style-name="co1" table:number-columns-repeated="234" table:default-cell-style-name="ce1"/>
        <table:table-column table:style-name="co1" table:number-columns-repeated="767" table:default-cell-style-name="Default"/>
        <table:table-row table:style-name="ro8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11" calcext:value-type="percentage">
            <text:p>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0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20" table:formula="of:=[.D7]*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75" calcext:value-type="float">
            <text:p><text:s/>0,28 zł </text:p>
          </table:table-cell>
          <table:table-cell table:style-name="ce34" table:formula="of:=[.F8]+[.G8]" office:value-type="float" office:value="300.275" calcext:value-type="float">
            <text:p><text:s/>300,28 zł </text:p>
          </table:table-cell>
          <table:table-cell table:number-columns-repeated="101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275" calcext:value-type="float">
            <text:p><text:s/>0,28 zł </text:p>
          </table:table-cell>
          <table:table-cell table:style-name="ce20" table:formula="of:=[.D8]*[.C9]+rata" office:value-type="float" office:value="382.5" calcext:value-type="float">
            <text:p><text:s/>382,50 zł </text:p>
          </table:table-cell>
          <table:table-cell/>
          <table:table-cell table:style-name="ce25" table:formula="of:=[.H8]+rata" office:value-type="float" office:value="600.275" calcext:value-type="float">
            <text:p><text:s/>600,28 zł </text:p>
          </table:table-cell>
          <table:table-cell table:style-name="ce29" table:formula="of:=[.F9]*stopa2/12" office:value-type="float" office:value="0.550252083333333" calcext:value-type="float">
            <text:p><text:s/>0,55 zł </text:p>
          </table:table-cell>
          <table:table-cell table:style-name="ce34" table:formula="of:=[.F9]+[.G9]" office:value-type="float" office:value="600.825252083333" calcext:value-type="float">
            <text:p><text:s/>600,83 zł </text:p>
          </table:table-cell>
          <table:table-cell table:number-columns-repeated="1016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350625" calcext:value-type="float">
            <text:p><text:s/>0,35 zł </text:p>
          </table:table-cell>
          <table:table-cell table:style-name="ce20" table:formula="of:=[.D9]*[.C10]+rata" office:value-type="float" office:value="434.1140625" calcext:value-type="float">
            <text:p><text:s/>434,11 zł </text:p>
          </table:table-cell>
          <table:table-cell/>
          <table:table-cell table:style-name="ce25" table:formula="of:=[.H9]+rata" office:value-type="float" office:value="900.825252083333" calcext:value-type="float">
            <text:p><text:s/>900,83 zł </text:p>
          </table:table-cell>
          <table:table-cell table:style-name="ce29" table:formula="of:=[.F10]*stopa2/12" office:value-type="float" office:value="0.825756481076389" calcext:value-type="float">
            <text:p><text:s/>0,83 zł </text:p>
          </table:table-cell>
          <table:table-cell table:style-name="ce34" table:formula="of:=[.F10]+[.G10]" office:value-type="float" office:value="901.65100856441" calcext:value-type="float">
            <text:p><text:s/>901,65 zł </text:p>
          </table:table-cell>
          <table:table-cell table:number-columns-repeated="101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397937890625" calcext:value-type="float">
            <text:p><text:s/>0,40 zł </text:p>
          </table:table-cell>
          <table:table-cell table:style-name="ce20" table:formula="of:=[.D10]*[.C11]+rata" office:value-type="float" office:value="472.7504343219" calcext:value-type="float">
            <text:p><text:s/>472,75 zł </text:p>
          </table:table-cell>
          <table:table-cell/>
          <table:table-cell table:style-name="ce25" table:formula="of:=[.H10]+rata" office:value-type="float" office:value="1201.65100856441" calcext:value-type="float">
            <text:p><text:s/>1 201,65 zł </text:p>
          </table:table-cell>
          <table:table-cell table:style-name="ce29" table:formula="of:=[.F11]*stopa2/12" office:value-type="float" office:value="1.10151342451738" calcext:value-type="float">
            <text:p><text:s/>1,10 zł </text:p>
          </table:table-cell>
          <table:table-cell table:style-name="ce34" table:formula="of:=[.F11]+[.G11]" office:value-type="float" office:value="1202.75252198893" calcext:value-type="float">
            <text:p><text:s/>1 202,75 zł </text:p>
          </table:table-cell>
          <table:table-cell table:number-columns-repeated="101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0.433354564795075" calcext:value-type="float">
            <text:p><text:s/>0,43 zł </text:p>
          </table:table-cell>
          <table:table-cell table:style-name="ce20" table:formula="of:=[.D11]*[.C12]+rata" office:value-type="float" office:value="504.868558722249" calcext:value-type="float">
            <text:p><text:s/>504,87 zł </text:p>
          </table:table-cell>
          <table:table-cell/>
          <table:table-cell table:style-name="ce25" table:formula="of:=[.H11]+rata" office:value-type="float" office:value="1502.75252198893" calcext:value-type="float">
            <text:p><text:s/>1 502,75 zł </text:p>
          </table:table-cell>
          <table:table-cell table:style-name="ce29" table:formula="of:=[.F12]*stopa2/12" office:value-type="float" office:value="1.37752314515652" calcext:value-type="float">
            <text:p><text:s/>1,38 zł </text:p>
          </table:table-cell>
          <table:table-cell table:style-name="ce34" table:formula="of:=[.F12]+[.G12]" office:value-type="float" office:value="1504.13004513408" calcext:value-type="float">
            <text:p><text:s/>1 504,13 zł </text:p>
          </table:table-cell>
          <table:table-cell table:number-columns-repeated="101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0.462796178828728" calcext:value-type="float">
            <text:p><text:s/>0,46 zł </text:p>
          </table:table-cell>
          <table:table-cell table:style-name="ce20" table:formula="of:=[.D12]*[.C13]+rata" office:value-type="float" office:value="533.651239787424" calcext:value-type="float">
            <text:p><text:s/>533,65 zł </text:p>
          </table:table-cell>
          <table:table-cell/>
          <table:table-cell table:style-name="ce25" table:formula="of:=[.H12]+rata" office:value-type="float" office:value="1804.13004513408" calcext:value-type="float">
            <text:p><text:s/>1 804,13 zł </text:p>
          </table:table-cell>
          <table:table-cell table:style-name="ce29" table:formula="of:=[.F13]*stopa2/12" office:value-type="float" office:value="1.65378587470624" calcext:value-type="float">
            <text:p><text:s/>1,65 zł </text:p>
          </table:table-cell>
          <table:table-cell table:style-name="ce34" table:formula="of:=[.F13]+[.G13]" office:value-type="float" office:value="1805.78383100879" calcext:value-type="float">
            <text:p><text:s/>1 805,78 zł </text:p>
          </table:table-cell>
          <table:table-cell table:number-columns-repeated="101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0.489180303138472" calcext:value-type="float">
            <text:p><text:s/>0,49 zł </text:p>
          </table:table-cell>
          <table:table-cell table:style-name="ce20" table:formula="of:=[.D13]*[.C14]+rata" office:value-type="float" office:value="561.051675249434" calcext:value-type="float">
            <text:p><text:s/>561,05 zł </text:p>
          </table:table-cell>
          <table:table-cell/>
          <table:table-cell table:style-name="ce25" table:formula="of:=[.H13]+rata" office:value-type="float" office:value="2105.78383100879" calcext:value-type="float">
            <text:p><text:s/>2 105,78 zł </text:p>
          </table:table-cell>
          <table:table-cell table:style-name="ce29" table:formula="of:=[.F14]*stopa2/12" office:value-type="float" office:value="1.93030184509139" calcext:value-type="float">
            <text:p><text:s/>1,93 zł </text:p>
          </table:table-cell>
          <table:table-cell table:style-name="ce34" table:formula="of:=[.F14]+[.G14]" office:value-type="float" office:value="2107.71413285388" calcext:value-type="float">
            <text:p><text:s/>2 107,71 zł </text:p>
          </table:table-cell>
          <table:table-cell table:number-columns-repeated="101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0.514297368978648" calcext:value-type="float">
            <text:p><text:s/>0,51 zł </text:p>
          </table:table-cell>
          <table:table-cell table:style-name="ce20" table:formula="of:=[.D14]*[.C15]+rata" office:value-type="float" office:value="588.547400441847" calcext:value-type="float">
            <text:p><text:s/>588,55 zł </text:p>
          </table:table-cell>
          <table:table-cell/>
          <table:table-cell table:style-name="ce25" table:formula="of:=[.H14]+rata" office:value-type="float" office:value="2407.71413285388" calcext:value-type="float">
            <text:p><text:s/>2 407,71 zł </text:p>
          </table:table-cell>
          <table:table-cell table:style-name="ce29" table:formula="of:=[.F15]*stopa2/12" office:value-type="float" office:value="2.20707128844939" calcext:value-type="float">
            <text:p><text:s/>2,21 zł </text:p>
          </table:table-cell>
          <table:table-cell table:style-name="ce34" table:formula="of:=[.F15]+[.G15]" office:value-type="float" office:value="2409.92120414233" calcext:value-type="float">
            <text:p><text:s/>2 409,92 zł </text:p>
          </table:table-cell>
          <table:table-cell table:number-columns-repeated="101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0.539501783738359" calcext:value-type="float">
            <text:p><text:s/>0,54 zł </text:p>
          </table:table-cell>
          <table:table-cell table:style-name="ce20" table:formula="of:=[.D15]*[.C16]+rata" office:value-type="float" office:value="617.522372352951" calcext:value-type="float">
            <text:p><text:s/>617,52 zł </text:p>
          </table:table-cell>
          <table:table-cell/>
          <table:table-cell table:style-name="ce25" table:formula="of:=[.H15]+rata" office:value-type="float" office:value="2709.92120414233" calcext:value-type="float">
            <text:p><text:s/>2 709,92 zł </text:p>
          </table:table-cell>
          <table:table-cell table:style-name="ce29" table:formula="of:=[.F16]*stopa2/12" office:value-type="float" office:value="2.48409443713047" calcext:value-type="float">
            <text:p><text:s/>2,48 zł </text:p>
          </table:table-cell>
          <table:table-cell table:style-name="ce34" table:formula="of:=[.F16]+[.G16]" office:value-type="float" office:value="2712.40529857946" calcext:value-type="float">
            <text:p><text:s/>2 712,41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0.566062174656872" calcext:value-type="float">
            <text:p><text:s/>0,57 zł </text:p>
          </table:table-cell>
          <table:table-cell table:style-name="ce20" table:formula="of:=[.D16]*[.C17]+rata" office:value-type="float" office:value="649.556056993382" calcext:value-type="float">
            <text:p><text:s/>649,56 zł </text:p>
          </table:table-cell>
          <table:table-cell/>
          <table:table-cell table:style-name="ce25" table:formula="of:=[.H16]+rata" office:value-type="float" office:value="3012.40529857946" calcext:value-type="float">
            <text:p><text:s/>3 012,41 zł </text:p>
          </table:table-cell>
          <table:table-cell table:style-name="ce29" table:formula="of:=[.F17]*stopa2/12" office:value-type="float" office:value="2.76137152369784" calcext:value-type="float">
            <text:p><text:s/>2,76 zł </text:p>
          </table:table-cell>
          <table:table-cell table:style-name="ce34" table:formula="of:=[.F17]+[.G17]" office:value-type="float" office:value="3015.16667010316" calcext:value-type="float">
            <text:p><text:s/>3 015,17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0.595426385577267" calcext:value-type="float">
            <text:p><text:s/>0,60 zł </text:p>
          </table:table-cell>
          <table:table-cell table:style-name="ce20" table:formula="of:=[.D17]*[.C18]+rata" office:value-type="float" office:value="686.76281524539" calcext:value-type="float">
            <text:p><text:s/>686,76 zł </text:p>
          </table:table-cell>
          <table:table-cell/>
          <table:table-cell table:style-name="ce25" table:formula="of:=[.H17]+rata" office:value-type="float" office:value="3315.16667010316" calcext:value-type="float">
            <text:p><text:s/>3 315,17 zł </text:p>
          </table:table-cell>
          <table:table-cell table:style-name="ce29" table:formula="of:=[.F18]*stopa2/12" office:value-type="float" office:value="3.0389027809279" calcext:value-type="float">
            <text:p><text:s/>3,04 zł </text:p>
          </table:table-cell>
          <table:table-cell table:style-name="ce34" table:formula="of:=[.F18]+[.G18]" office:value-type="float" office:value="3318.20557288409" calcext:value-type="float">
            <text:p><text:s/>3 318,21 zł </text:p>
          </table:table-cell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0.629532580641608" calcext:value-type="float">
            <text:p><text:s/>0,63 zł </text:p>
          </table:table-cell>
          <table:table-cell table:style-name="ce20" table:formula="of:=[.D18]*[.C19]+rata" office:value-type="float" office:value="732.339567370126" calcext:value-type="float">
            <text:p><text:s/>732,34 zł </text:p>
          </table:table-cell>
          <table:table-cell/>
          <table:table-cell table:style-name="ce25" table:formula="of:=[.H18]+rata" office:value-type="float" office:value="3618.20557288409" calcext:value-type="float">
            <text:p><text:s/>3 618,21 zł </text:p>
          </table:table-cell>
          <table:table-cell table:style-name="ce29" table:formula="of:=[.F19]*stopa2/12" office:value-type="float" office:value="3.31668844181041" calcext:value-type="float">
            <text:p><text:s/>3,32 zł </text:p>
          </table:table-cell>
          <table:table-cell table:style-name="ce34" table:formula="of:=[.F19]+[.G19]" office:value-type="float" office:value="3621.5222613259" calcext:value-type="float">
            <text:p><text:s/>3 621,52 zł </text:p>
          </table:table-cell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4">
          <table:table-cell table:number-columns-repeated="3"/>
          <table:table-cell table:style-name="ce99" table:formula="of:=FV(stopa2/12;12;rata;start;0)" office:value-type="currency" office:currency="PLN" office:value="-3618.20557288411" calcext:value-type="currency">
            <text:p>-3 618,21 zł</text:p>
          </table:table-cell>
          <table:table-cell table:number-columns-repeated="3"/>
          <table:table-cell table:style-name="ce41" table:formula="of:=FV(stopa2/12;12;rata;start;1)" office:value-type="float" office:value="-3621.52226132592" calcext:value-type="float">
            <text:p>-3 621,52 zł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1"/>
        <table:table-column table:style-name="co17" table:default-cell-style-name="ce1"/>
        <table:table-column table:style-name="co18" table:default-cell-style-name="ce57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column table:style-name="co22" table:number-columns-repeated="251" table:default-cell-style-name="ce1"/>
        <table:table-column table:style-name="co22" table:number-columns-repeated="767" table:default-cell-style-name="Default"/>
        <table:table-row table:style-name="ro11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/>
          <table:table-cell table:style-name="ce131"/>
          <table:table-cell table:number-columns-repeated="1015"/>
        </table:table-row>
        <table:table-row table:style-name="ro12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127" table:formula="of:=[.D3]*[.$A$2]*10/365" office:value-type="float" office:value="5.34246575342466" calcext:value-type="float">
            <text:p>5,3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27" table:formula="of:=[.D4]*[.$A$2]*10/365" office:value-type="float" office:value="5.3519797335335" calcext:value-type="float">
            <text:p>5,4</text:p>
          </table:table-cell>
          <table:table-cell table:style-name="ce129" table:formula="of:=[.D4]+[.E4]" office:value-type="float" office:value="3010.69444548696" calcext:value-type="float">
            <text:p>3 010,7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27" table:formula="of:=[.D5]*[.$A$2]*10/365" office:value-type="float" office:value="5.36151065634664" calcext:value-type="float">
            <text:p>5,4</text:p>
          </table:table-cell>
          <table:table-cell table:style-name="ce129" table:formula="of:=[.D5]+[.E5]" office:value-type="float" office:value="3016.0559561433" calcext:value-type="float">
            <text:p>3 016,1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27" table:formula="of:=[.D6]*[.$A$2]*10/365" office:value-type="float" office:value="5.37105855203602" calcext:value-type="float">
            <text:p>5,4</text:p>
          </table:table-cell>
          <table:table-cell table:style-name="ce129" table:formula="of:=[.D6]+[.E6]" office:value-type="float" office:value="3021.42701469534" calcext:value-type="float">
            <text:p>3 021,4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27" table:formula="of:=[.D7]*[.$A$2]*10/365" office:value-type="float" office:value="5.38062345082732" calcext:value-type="float">
            <text:p>5,4</text:p>
          </table:table-cell>
          <table:table-cell table:style-name="ce129" table:formula="of:=[.D7]+[.E7]" office:value-type="float" office:value="3026.80763814617" calcext:value-type="float">
            <text:p>3 026,8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27" table:formula="of:=[.D8]*[.$A$2]*10/365" office:value-type="float" office:value="5.39020538300003" calcext:value-type="float">
            <text:p>5,4</text:p>
          </table:table-cell>
          <table:table-cell table:style-name="ce129" table:formula="of:=[.D8]+[.E8]" office:value-type="float" office:value="3032.19784352917" calcext:value-type="float">
            <text:p>3 032,2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27" table:formula="of:=[.D9]*[.$A$2]*10/365" office:value-type="float" office:value="5.39980437888756" calcext:value-type="float">
            <text:p>5,4</text:p>
          </table:table-cell>
          <table:table-cell table:style-name="ce129" table:formula="of:=[.D9]+[.E9]" office:value-type="float" office:value="3037.59764790806" calcext:value-type="float">
            <text:p>3 037,6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27" table:formula="of:=[.D10]*[.$A$2]*10/365" office:value-type="float" office:value="5.40942046887736" calcext:value-type="float">
            <text:p>5,4</text:p>
          </table:table-cell>
          <table:table-cell table:style-name="ce129" table:formula="of:=[.D10]+[.E10]" office:value-type="float" office:value="3043.00706837693" calcext:value-type="float">
            <text:p>3 043,0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27" table:formula="of:=[.D11]*[.$A$2]*10/365" office:value-type="float" office:value="5.41905368341098" calcext:value-type="float">
            <text:p>5,4</text:p>
          </table:table-cell>
          <table:table-cell table:style-name="ce129" table:formula="of:=[.D11]+[.E11]" office:value-type="float" office:value="3048.42612206034" calcext:value-type="float">
            <text:p>3 048,4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122" table:formula="of:=[.F11]" office:value-type="float" office:value="3048.42612206034" calcext:value-type="float">
            <text:p>3 048,43</text:p>
          </table:table-cell>
          <table:table-cell table:style-name="ce127" table:formula="of:=[.D12]*[.$A$2]*10/365" office:value-type="float" office:value="5.42870405298417" calcext:value-type="float">
            <text:p>5,4</text:p>
          </table:table-cell>
          <table:table-cell table:style-name="ce129" table:formula="of:=[.D12]+[.E12]" office:value-type="float" office:value="3053.85482611333" calcext:value-type="float">
            <text:p>3 053,9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122" table:formula="of:=[.F12]" office:value-type="float" office:value="3053.85482611333" calcext:value-type="float">
            <text:p>3 053,85</text:p>
          </table:table-cell>
          <table:table-cell table:style-name="ce127" table:formula="of:=[.D13]*[.$A$2]*10/365" office:value-type="float" office:value="5.43837160814702" calcext:value-type="float">
            <text:p>5,4</text:p>
          </table:table-cell>
          <table:table-cell table:style-name="ce129" table:formula="of:=[.D13]+[.E13]" office:value-type="float" office:value="3059.29319772148" calcext:value-type="float">
            <text:p>3 059,3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122" table:formula="of:=[.F13]" office:value-type="float" office:value="3059.29319772148" calcext:value-type="float">
            <text:p>3 059,29</text:p>
          </table:table-cell>
          <table:table-cell table:style-name="ce127" table:formula="of:=[.D14]*[.$A$2]*10/365" office:value-type="float" office:value="5.448056379504" calcext:value-type="float">
            <text:p>5,4</text:p>
          </table:table-cell>
          <table:table-cell table:style-name="ce129" table:formula="of:=[.D14]+[.E14]" office:value-type="float" office:value="3064.74125410098" calcext:value-type="float">
            <text:p>3 064,7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122" table:formula="of:=[.F14]" office:value-type="float" office:value="3064.74125410098" calcext:value-type="float">
            <text:p>3 064,74</text:p>
          </table:table-cell>
          <table:table-cell table:style-name="ce127" table:formula="of:=[.D15]*[.$A$2]*10/365" office:value-type="float" office:value="5.45775839771407" calcext:value-type="float">
            <text:p>5,5</text:p>
          </table:table-cell>
          <table:table-cell table:style-name="ce129" table:formula="of:=[.D15]+[.E15]" office:value-type="float" office:value="3070.19901249869" calcext:value-type="float">
            <text:p>3 070,2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122" table:formula="of:=[.F15]" office:value-type="float" office:value="3070.19901249869" calcext:value-type="float">
            <text:p>3 070,20</text:p>
          </table:table-cell>
          <table:table-cell table:style-name="ce127" table:formula="of:=[.D16]*[.$A$2]*10/365" office:value-type="float" office:value="5.46747769349082" calcext:value-type="float">
            <text:p>5,5</text:p>
          </table:table-cell>
          <table:table-cell table:style-name="ce129" table:formula="of:=[.D16]+[.E16]" office:value-type="float" office:value="3075.66649019218" calcext:value-type="float">
            <text:p>3 075,7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3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2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2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2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2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2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5" table:number-rows-repeated="104855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3" table:number-columns-repeated="257" table:default-cell-style-name="ce1"/>
        <table:table-column table:style-name="co23" table:number-columns-repeated="767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ime-style style:name="N123">
      <number:minutes number:style="long"/>
      <number:text>:</number:text>
      <number:seconds number:style="long"/>
      <number:text>,</number:text>
    </number:tim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1P0" style:volatile="true">
      <number:number number:decimal-places="3" loext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3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31P0"/>
    </number:currency-style>
    <number:currency-style style:name="N132P0" style:volatile="true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3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4:52.5899993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0:52.036058531</dc:date>
    <meta:editing-cycles>16</meta:editing-cycles>
    <meta:editing-duration>P11DT14H8M32S</meta:editing-duration>
    <meta:generator>LibreOffice/6.0.2.1$Linux_X86_64 LibreOffice_project/00m0$Build-1</meta:generator>
    <meta:document-statistic meta:table-count="4" meta:cell-count="26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